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8CC8434297162C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12cm, 5.6cm, 19.04cm, 9.80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2cm" svg:height="11.635cm" svg:x="0.3cm" svg:y="0.3cm">
          <draw:image xlink:href="Pictures/10000000000005E8000007E088CC8434297162C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15:18.416449710</dc:date>
    <meta:editing-duration>PT2M3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